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bottom="0in" fo:line-height="100%"/>
      <style:text-properties fo:font-size="28pt" style:font-size-asian="28pt" style:font-size-complex="28pt"/>
    </style:style>
    <style:style style:name="P3" style:parent-style-name="Normal" style:family="paragraph">
      <style:paragraph-properties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margin-bottom="0in" fo:line-height="100%"/>
      <style:text-properties fo:font-weight="bold" style:font-weight-asian="bold" style:font-weight-complex="bold"/>
    </style:style>
    <style:style style:name="P5" style:parent-style-name="Normal" style:family="paragraph">
      <style:paragraph-properties fo:margin-bottom="0in" fo:line-height="100%"/>
      <style:text-properties fo:font-weight="bold" style:font-weight-asian="bold" style:font-weight-complex="bold"/>
    </style:style>
    <style:style style:name="P6" style:parent-style-name="Normal" style:family="paragraph">
      <style:paragraph-properties fo:margin-bottom="0in" fo:line-height="100%"/>
      <style:text-properties fo:font-weight="bold" style:font-weight-asian="bold" style:font-weight-complex="bold"/>
    </style:style>
    <style:style style:name="P7" style:parent-style-name="Normal" style:family="paragraph">
      <style:paragraph-properties fo:margin-bottom="0in" fo:line-height="100%"/>
      <style:text-properties fo:font-weight="bold" style:font-weight-asian="bold" style:font-weight-complex="bold"/>
    </style:style>
    <style:style style:name="P8" style:parent-style-name="Normal" style:family="paragraph">
      <style:paragraph-properties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P55" style:parent-style-name="Heading2" style:family="paragraph">
      <style:paragraph-properties fo:break-before="page" fo:margin-top="0in" fo:margin-bottom="0.1388in" fo:line-height="100%"/>
    </style:style>
    <style:style style:name="S1" style:family="section">
      <style:section-properties fo:margin-left="0in" fo:margin-right="0in" style:writing-mode="lr-tb"/>
    </style:style>
    <style:style style:name="P56" style:parent-style-name="Heading1" style:family="paragraph">
      <style:paragraph-properties fo:margin-top="0in" fo:margin-bottom="0.1388in" fo:line-height="100%"/>
    </style:style>
    <style:style style:name="P57" style:parent-style-name="Heading2" style:family="paragraph">
      <style:paragraph-properties fo:margin-top="0in" fo:margin-bottom="0.1388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Heading2" style:family="paragraph">
      <style:paragraph-properties fo:margin-top="0in" fo:margin-bottom="0.1388in" fo:line-height="100%"/>
    </style:style>
    <style:style style:name="P63"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4"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5" style:parent-style-name="Heading2" style:family="paragraph">
      <style:paragraph-properties fo:margin-top="0in" fo:margin-bottom="0.1388in" fo:line-height="100%"/>
    </style:style>
    <style:style style:name="P66" style:parent-style-name="Normal" style:family="paragraph">
      <style:paragraph-properties fo:margin-bottom="0in" fo:line-height="100%"/>
    </style:style>
    <style:style style:name="P67" style:parent-style-name="Heading2" style:family="paragraph">
      <style:paragraph-properties fo:margin-top="0in" fo:margin-bottom="0.1388in" fo:line-height="100%"/>
    </style:style>
    <style:style style:name="P68" style:parent-style-name="NormalWeb" style:family="paragraph">
      <style:paragraph-properties fo:margin-top="0in" fo:margin-bottom="0in" fo:background-color="#FFFFFF"/>
    </style:style>
    <style:style style:name="T69" style:parent-style-name="DefaultParagraphFont" style:family="text">
      <style:text-properties style:font-name="Arial" style:font-name-complex="Arial" fo:color="#000000" fo:font-size="11pt" style:font-size-asian="11pt" style:font-size-complex="11pt"/>
    </style:style>
    <style:style style:name="P70" style:parent-style-name="NormalWeb" style:family="paragraph">
      <style:paragraph-properties fo:margin-top="0in" fo:margin-bottom="0in" fo:background-color="#FFFFFF"/>
    </style:style>
    <style:style style:name="T71" style:parent-style-name="DefaultParagraphFont" style:family="text">
      <style:text-properties style:font-name="Arial" style:font-name-complex="Arial" fo:color="#000000" fo:font-size="11pt" style:font-size-asian="11pt" style:font-size-complex="11pt"/>
    </style:style>
    <style:style style:name="T72" style:parent-style-name="DefaultParagraphFont" style:family="text">
      <style:text-properties style:font-name="Arial" style:font-name-complex="Arial" fo:color="#000000" fo:font-size="11pt" style:font-size-asian="11pt" style:font-size-complex="11pt"/>
    </style:style>
    <style:style style:name="P73" style:parent-style-name="NormalWeb" style:family="paragraph">
      <style:paragraph-properties fo:margin-top="0in" fo:margin-bottom="0in" fo:background-color="#FFFFFF"/>
    </style:style>
    <style:style style:name="T74" style:parent-style-name="DefaultParagraphFont" style:family="text">
      <style:text-properties style:font-name="Arial" style:font-name-complex="Arial" fo:color="#000000" fo:font-size="11pt" style:font-size-asian="11pt" style:font-size-complex="11pt"/>
    </style:style>
    <style:style style:name="P75" style:parent-style-name="NormalWeb" style:family="paragraph">
      <style:paragraph-properties fo:margin-top="0in" fo:margin-bottom="0in" fo:background-color="#FFFFFF"/>
    </style:style>
    <style:style style:name="T76" style:parent-style-name="DefaultParagraphFont" style:family="text">
      <style:text-properties style:font-name="Arial" style:font-name-complex="Arial" fo:color="#000000" fo:font-size="11pt" style:font-size-asian="11pt" style:font-size-complex="11pt"/>
    </style:style>
    <style:style style:name="P77" style:parent-style-name="NormalWeb" style:family="paragraph">
      <style:paragraph-properties fo:margin-top="0in" fo:margin-bottom="0in" fo:background-color="#FFFFFF"/>
    </style:style>
    <style:style style:name="T78" style:parent-style-name="DefaultParagraphFont" style:family="text">
      <style:text-properties style:font-name="Arial" style:font-name-complex="Arial" fo:color="#000000" fo:font-size="11pt" style:font-size-asian="11pt" style:font-size-complex="11pt"/>
    </style:style>
    <style:style style:name="P79" style:parent-style-name="NormalWeb" style:family="paragraph">
      <style:paragraph-properties fo:margin-top="0in" fo:margin-bottom="0in" fo:background-color="#FFFFFF"/>
      <style:text-properties style:font-name="Arial" style:font-name-complex="Arial"/>
    </style:style>
    <style:style style:name="P80" style:parent-style-name="Heading2" style:family="paragraph">
      <style:paragraph-properties fo:margin-top="0in" fo:margin-bottom="0.1388in" fo:line-height="100%"/>
    </style:style>
    <style:style style:name="P81" style:parent-style-name="Normal" style:family="paragraph">
      <style:paragraph-properties fo:margin-bottom="0in" fo:line-height="100%"/>
      <style:text-properties fo:font-weight="bold" style:font-weight-asian="bold" style:font-weight-complex="bold"/>
    </style:style>
    <style:style style:name="P82" style:parent-style-name="Normal" style:family="paragraph">
      <style:paragraph-properties fo:margin-bottom="0in" fo:line-height="100%"/>
      <style:text-properties fo:font-weight="bold" style:font-weight-asian="bold" style:font-weight-complex="bold" fo:background-color="#00CCFF"/>
    </style:style>
    <style:style style:name="P83" style:parent-style-name="Normal" style:family="paragraph">
      <style:paragraph-properties fo:margin-bottom="0in" fo:line-height="100%"/>
      <style:text-properties fo:font-weight="bold" style:font-weight-asian="bold" style:font-weight-complex="bold" fo:background-color="#CCFF00"/>
    </style:style>
    <style:style style:name="P84" style:parent-style-name="Normal" style:family="paragraph">
      <style:paragraph-properties fo:margin-bottom="0in" fo:line-height="100%"/>
      <style:text-properties fo:background-color="#00CCFF"/>
    </style:style>
    <style:style style:name="P85" style:parent-style-name="Normal" style:family="paragraph">
      <style:paragraph-properties fo:margin-bottom="0in" fo:line-height="100%"/>
      <style:text-properties fo:background-color="#00CCFF"/>
    </style:style>
    <style:style style:name="P86" style:parent-style-name="Normal" style:family="paragraph">
      <style:paragraph-properties fo:margin-bottom="0in" fo:line-height="100%"/>
      <style:text-properties fo:background-color="#00CCFF"/>
    </style:style>
    <style:style style:name="P87" style:parent-style-name="Normal" style:family="paragraph">
      <style:paragraph-properties fo:margin-bottom="0in" fo:line-height="100%"/>
      <style:text-properties fo:background-color="#00CCFF"/>
    </style:style>
    <style:style style:name="P88" style:parent-style-name="Normal" style:family="paragraph">
      <style:paragraph-properties fo:margin-bottom="0in" fo:line-height="100%"/>
      <style:text-properties fo:background-color="#00CCFF"/>
    </style:style>
    <style:style style:name="P89" style:parent-style-name="Normal" style:family="paragraph">
      <style:paragraph-properties fo:margin-bottom="0in" fo:line-height="100%"/>
      <style:text-properties fo:background-color="#CCFF00"/>
    </style:style>
    <style:style style:name="P90" style:parent-style-name="Normal" style:family="paragraph">
      <style:paragraph-properties fo:margin-bottom="0in" fo:line-height="100%"/>
      <style:text-properties fo:background-color="#00CCFF"/>
    </style:style>
    <style:style style:name="P91" style:parent-style-name="Normal" style:family="paragraph">
      <style:paragraph-properties fo:margin-bottom="0in" fo:line-height="100%"/>
      <style:text-properties fo:background-color="#CCFF00"/>
    </style:style>
    <style:style style:name="P92" style:parent-style-name="Normal" style:family="paragraph">
      <style:paragraph-properties fo:margin-bottom="0in" fo:line-height="100%"/>
      <style:text-properties fo:background-color="#CCFF00"/>
    </style:style>
    <style:style style:name="P93" style:parent-style-name="Normal" style:family="paragraph">
      <style:paragraph-properties fo:margin-bottom="0in" fo:line-height="100%"/>
    </style:style>
    <style:style style:name="P94" style:parent-style-name="Heading2" style:family="paragraph">
      <style:paragraph-properties fo:margin-top="0in" fo:margin-bottom="0.1388in" fo:line-height="100%"/>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P97" style:parent-style-name="Heading2" style:family="paragraph">
      <style:paragraph-properties fo:margin-top="0in" fo:margin-bottom="0.1388in" fo:line-height="100%"/>
      <style:text-properties fo:font-weight="normal" style:font-weight-asian="normal" style:font-weight-complex="normal"/>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P100" style:parent-style-name="Heading2" style:family="paragraph">
      <style:paragraph-properties fo:margin-top="0in" fo:margin-bottom="0.1388in" fo:line-height="100%"/>
      <style:text-properties fo:font-weight="normal" style:font-weight-asian="normal" style:font-weight-complex="normal"/>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Heading2" style:family="paragraph">
      <style:paragraph-properties fo:margin-top="0in" fo:margin-bottom="0.1388in" fo:line-height="100%"/>
      <style:text-properties fo:font-weight="normal" style:font-weight-asian="normal" style:font-weight-complex="normal"/>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Heading2" style:family="paragraph">
      <style:paragraph-properties fo:margin-top="0in" fo:margin-bottom="0.1388in" fo:line-height="100%"/>
      <style:text-properties fo:font-weight="normal" style:font-weight-asian="normal" style:font-weight-complex="normal"/>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Heading2" style:family="paragraph">
      <style:paragraph-properties fo:margin-top="0in" fo:margin-bottom="0.1388in" fo:line-height="100%"/>
      <style:text-properties fo:font-weight="normal" style:font-weight-asian="normal" style:font-weight-complex="normal"/>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style>
    <style:style style:name="P112" style:parent-style-name="Heading2" style:family="paragraph">
      <style:paragraph-properties fo:margin-top="0in" fo:margin-bottom="0.1388in" fo:line-height="100%"/>
      <style:text-properties fo:font-weight="normal" style:font-weight-asian="normal" style:font-weight-complex="normal"/>
    </style:style>
    <style:style style:name="P113" style:parent-style-name="Normal" style:family="paragraph">
      <style:paragraph-properties fo:margin-bottom="0in" fo:line-height="100%"/>
    </style:style>
    <style:style style:name="P114" style:parent-style-name="Normal" style:family="paragraph">
      <style:paragraph-properties fo:margin-bottom="0in" fo:line-height="100%"/>
    </style:style>
    <style:style style:name="P115" style:parent-style-name="Heading2" style:family="paragraph">
      <style:paragraph-properties fo:margin-top="0in" fo:margin-bottom="0.1388in" fo:line-height="100%"/>
      <style:text-properties fo:font-weight="normal" style:font-weight-asian="normal" style:font-weight-complex="normal"/>
    </style:style>
    <style:style style:name="P116" style:parent-style-name="Normal" style:family="paragraph">
      <style:paragraph-properties fo:margin-bottom="0in" fo:line-height="100%"/>
    </style:style>
    <style:style style:name="P117" style:parent-style-name="Normal" style:family="paragraph">
      <style:paragraph-properties fo:margin-bottom="0in" fo:line-height="100%"/>
    </style:style>
    <style:style style:name="P118" style:parent-style-name="Heading2" style:family="paragraph">
      <style:paragraph-properties fo:margin-top="0in" fo:margin-bottom="0.1388in" fo:line-height="100%"/>
      <style:text-properties fo:font-weight="normal" style:font-weight-asian="normal" style:font-weight-complex="normal"/>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S2" style:family="section">
      <style:section-properties fo:margin-left="0in" fo:margin-right="0in" style:writing-mode="lr-tb"/>
    </style:style>
    <style:style style:name="P123" style:parent-style-name="Heading1" style:family="paragraph">
      <style:paragraph-properties fo:margin-top="0in" fo:margin-bottom="0.1388in" fo:line-height="100%"/>
    </style:style>
    <style:style style:name="P124" style:parent-style-name="Heading2" style:family="paragraph">
      <style:paragraph-properties fo:margin-top="0in" fo:margin-bottom="0.1388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Heading2" style:family="paragraph">
      <style:paragraph-properties fo:margin-top="0in" fo:margin-bottom="0.1388in" fo:line-height="100%"/>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P130" style:parent-style-name="Heading2" style:family="paragraph">
      <style:paragraph-properties fo:margin-top="0in" fo:margin-bottom="0.1388in" fo:line-height="100%"/>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P133" style:parent-style-name="Heading2" style:family="paragraph">
      <style:paragraph-properties fo:margin-top="0in" fo:margin-bottom="0.1388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Heading2" style:family="paragraph">
      <style:paragraph-properties fo:margin-top="0in" fo:margin-bottom="0.1388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Heading2" style:family="paragraph">
      <style:paragraph-properties fo:margin-top="0in" fo:margin-bottom="0.1388in" fo:line-height="100%"/>
    </style:style>
    <style:style style:name="TableColumn141" style:family="table-column">
      <style:table-column-properties style:column-width="0.8513in" style:use-optimal-column-width="false"/>
    </style:style>
    <style:style style:name="TableColumn142" style:family="table-column">
      <style:table-column-properties style:column-width="0.7201in" style:use-optimal-column-width="false"/>
    </style:style>
    <style:style style:name="TableColumn143" style:family="table-column">
      <style:table-column-properties style:column-width="4.6895in" style:use-optimal-column-width="false"/>
    </style:style>
    <style:style style:name="Table140" style:family="table">
      <style:table-properties style:width="6.2611in" fo:margin-left="0in" table:align="left"/>
    </style:style>
    <style:style style:name="TableRow144" style:family="table-row">
      <style:table-row-properties style:use-optimal-row-height="false"/>
    </style:style>
    <style:style style:name="TableCell145" style:family="table-cell">
      <style:table-cell-properties fo:border="0.0069in solid #000000" fo:background-color="#BFBFBF" style:writing-mode="lr-tb" fo:padding-top="0in" fo:padding-left="0.075in" fo:padding-bottom="0in" fo:padding-right="0.075in"/>
    </style:style>
    <style:style style:name="P146" style:parent-style-name="Normal" style:family="paragraph">
      <style:paragraph-properties fo:margin-bottom="0in" fo:line-height="100%"/>
      <style:text-properties fo:font-size="8pt" style:font-size-asian="8pt" style:font-size-complex="8pt"/>
    </style:style>
    <style:style style:name="TableCell147" style:family="table-cell">
      <style:table-cell-properties fo:border="0.0069in solid #000000" fo:background-color="#BFBFBF" style:writing-mode="lr-tb" fo:padding-top="0in" fo:padding-left="0.075in" fo:padding-bottom="0in" fo:padding-right="0.075in"/>
    </style:style>
    <style:style style:name="P148" style:parent-style-name="Normal" style:family="paragraph">
      <style:paragraph-properties fo:margin-bottom="0in" fo:line-height="100%"/>
      <style:text-properties fo:font-size="8pt" style:font-size-asian="8pt" style:font-size-complex="8pt"/>
    </style:style>
    <style:style style:name="TableCell149" style:family="table-cell">
      <style:table-cell-properties fo:border="0.0069in solid #000000" fo:background-color="#BFBFBF" style:writing-mode="lr-tb" fo:padding-top="0in" fo:padding-left="0.075in" fo:padding-bottom="0in" fo:padding-right="0.075in"/>
    </style:style>
    <style:style style:name="P150" style:parent-style-name="Normal" style:family="paragraph">
      <style:paragraph-properties fo:margin-bottom="0in" fo:line-height="100%"/>
      <style:text-properties fo:font-size="8pt" style:font-size-asian="8pt" style:font-size-complex="8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8pt" style:font-size-asian="8pt" style:font-size-complex="8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8pt" style:font-size-asian="8pt" style:font-size-complex="8pt"/>
    </style:style>
    <style:style style:name="TableCell156" style:family="table-cell">
      <style:table-cell-properties fo:border="0.0069in solid #000000" style:writing-mode="lr-tb" fo:padding-top="0in" fo:padding-left="0.075in" fo:padding-bottom="0in" fo:padding-right="0.075in"/>
    </style:style>
    <style:style style:name="TableColumn158" style:family="table-column">
      <style:table-column-properties style:column-width="1.4104in" style:use-optimal-column-width="false"/>
    </style:style>
    <style:style style:name="TableColumn159" style:family="table-column">
      <style:table-column-properties style:column-width="1.05in" style:use-optimal-column-width="false"/>
    </style:style>
    <style:style style:name="TableColumn160" style:family="table-column">
      <style:table-column-properties style:column-width="2.1861in" style:use-optimal-column-width="false"/>
    </style:style>
    <style:style style:name="Table157" style:family="table">
      <style:table-properties style:width="4.6465in" fo:margin-left="0in" table:align="left"/>
    </style:style>
    <style:style style:name="TableRow161" style:family="table-row">
      <style:table-row-properties style:use-optimal-row-height="false"/>
    </style:style>
    <style:style style:name="TableCell162" style:family="table-cell">
      <style:table-cell-properties fo:border="0.0069in solid #000000" fo:background-color="#BFBFBF" style:writing-mode="lr-tb" fo:padding-top="0in" fo:padding-left="0.075in" fo:padding-bottom="0in" fo:padding-right="0.075in"/>
    </style:style>
    <style:style style:name="P163" style:parent-style-name="Normal" style:family="paragraph">
      <style:paragraph-properties fo:margin-bottom="0in" fo:line-height="100%"/>
      <style:text-properties fo:font-size="8pt" style:font-size-asian="8pt" style:font-size-complex="8pt"/>
    </style:style>
    <style:style style:name="TableCell164" style:family="table-cell">
      <style:table-cell-properties fo:border="0.0069in solid #000000" fo:background-color="#BFBFBF" style:writing-mode="lr-tb" fo:padding-top="0in" fo:padding-left="0.075in" fo:padding-bottom="0in" fo:padding-right="0.075in"/>
    </style:style>
    <style:style style:name="P165" style:parent-style-name="Normal" style:family="paragraph">
      <style:paragraph-properties fo:margin-bottom="0in" fo:line-height="100%"/>
      <style:text-properties fo:font-size="8pt" style:font-size-asian="8pt" style:font-size-complex="8pt"/>
    </style:style>
    <style:style style:name="TableCell166" style:family="table-cell">
      <style:table-cell-properties fo:border="0.0069in solid #000000" fo:background-color="#BFBFBF" style:writing-mode="lr-tb" fo:padding-top="0in" fo:padding-left="0.075in" fo:padding-bottom="0in" fo:padding-right="0.075in"/>
    </style:style>
    <style:style style:name="P167" style:parent-style-name="Normal" style:family="paragraph">
      <style:paragraph-properties fo:margin-bottom="0in" fo:line-height="100%"/>
      <style:text-properties fo:font-size="8pt" style:font-size-asian="8pt" style:font-size-complex="8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size="8pt" style:font-size-asian="8pt" style:font-size-complex="8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8pt" style:font-size-asian="8pt" style:font-size-complex="8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8pt" style:font-size-asian="8pt" style:font-size-complex="8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font-size="8pt" style:font-size-asian="8pt" style:font-size-complex="8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font-size="8pt" style:font-size-asian="8pt" style:font-size-complex="8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8pt" style:font-size-asian="8pt" style:font-size-complex="8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font-size="8pt" style:font-size-asian="8pt" style:font-size-complex="8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font-size="8pt" style:font-size-asian="8pt" style:font-size-complex="8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8pt" style:font-size-asian="8pt" style:font-size-complex="8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8pt" style:font-size-asian="8pt" style:font-size-complex="8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8pt" style:font-size-asian="8pt" style:font-size-complex="8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font-size="8pt" style:font-size-asian="8pt" style:font-size-complex="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font-size="8pt" style:font-size-asian="8pt" style:font-size-complex="8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font-size="8pt" style:font-size-asian="8pt" style:font-size-complex="8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size="8pt" style:font-size-asian="8pt" style:font-size-complex="8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8pt" style:font-size-asian="8pt" style:font-size-complex="8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font-size="8pt" style:font-size-asian="8pt" style:font-size-complex="8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font-size="8pt" style:font-size-asian="8pt" style:font-size-complex="8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fo:font-size="8pt" style:font-size-asian="8pt" style:font-size-complex="8pt"/>
    </style:style>
    <style:style style:name="P217" style:parent-style-name="Normal" style:family="paragraph">
      <style:paragraph-properties fo:margin-bottom="0in" fo:line-height="100%"/>
      <style:text-properties fo:font-size="8pt" style:font-size-asian="8pt" style:font-size-complex="8p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8pt" style:font-size-asian="8pt" style:font-size-complex="8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font-size="8pt" style:font-size-asian="8pt" style:font-size-complex="8pt"/>
    </style:style>
    <style:style style:name="TableCell223" style:family="table-cell">
      <style:table-cell-properties fo:border="0.0069in solid #000000" style:writing-mode="lr-tb" fo:padding-top="0in" fo:padding-left="0.075in" fo:padding-bottom="0in" fo:padding-right="0.075in"/>
    </style:style>
    <style:style style:name="TableColumn225" style:family="table-column">
      <style:table-column-properties style:column-width="1.3111in" style:use-optimal-column-width="false"/>
    </style:style>
    <style:style style:name="TableColumn226" style:family="table-column">
      <style:table-column-properties style:column-width="1.1618in" style:use-optimal-column-width="false"/>
    </style:style>
    <style:style style:name="TableColumn227" style:family="table-column">
      <style:table-column-properties style:column-width="2.2722in" style:use-optimal-column-width="false"/>
    </style:style>
    <style:style style:name="Table224" style:family="table">
      <style:table-properties style:width="4.7451in" fo:margin-left="0in" table:align="left"/>
    </style:style>
    <style:style style:name="TableRow228" style:family="table-row">
      <style:table-row-properties style:use-optimal-row-height="false"/>
    </style:style>
    <style:style style:name="TableCell229" style:family="table-cell">
      <style:table-cell-properties fo:border="0.0069in solid #000000" fo:background-color="#BFBFBF" style:writing-mode="lr-tb" fo:padding-top="0in" fo:padding-left="0.075in" fo:padding-bottom="0in" fo:padding-right="0.075in"/>
    </style:style>
    <style:style style:name="P230" style:parent-style-name="Normal" style:family="paragraph">
      <style:paragraph-properties fo:margin-bottom="0in" fo:line-height="100%"/>
      <style:text-properties fo:font-size="8pt" style:font-size-asian="8pt" style:font-size-complex="8pt"/>
    </style:style>
    <style:style style:name="TableCell231" style:family="table-cell">
      <style:table-cell-properties fo:border="0.0069in solid #000000" fo:background-color="#BFBFBF" style:writing-mode="lr-tb" fo:padding-top="0in" fo:padding-left="0.075in" fo:padding-bottom="0in" fo:padding-right="0.075in"/>
    </style:style>
    <style:style style:name="P232" style:parent-style-name="Normal" style:family="paragraph">
      <style:paragraph-properties fo:margin-bottom="0in" fo:line-height="100%"/>
      <style:text-properties fo:font-size="8pt" style:font-size-asian="8pt" style:font-size-complex="8pt"/>
    </style:style>
    <style:style style:name="TableCell233" style:family="table-cell">
      <style:table-cell-properties fo:border="0.0069in solid #000000" fo:background-color="#BFBFBF" style:writing-mode="lr-tb" fo:padding-top="0in" fo:padding-left="0.075in" fo:padding-bottom="0in" fo:padding-right="0.075in"/>
    </style:style>
    <style:style style:name="P234" style:parent-style-name="Normal" style:family="paragraph">
      <style:paragraph-properties fo:margin-bottom="0in" fo:line-height="100%"/>
      <style:text-properties fo:font-size="8pt" style:font-size-asian="8pt" style:font-size-complex="8p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size="8pt" style:font-size-asian="8pt" style:font-size-complex="8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8pt" style:font-size-asian="8pt" style:font-size-complex="8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ize="8pt" style:font-size-asian="8pt" style:font-size-complex="8pt"/>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font-size="8pt" style:font-size-asian="8pt" style:font-size-complex="8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size="8pt" style:font-size-asian="8pt" style:font-size-complex="8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size="8pt" style:font-size-asian="8pt" style:font-size-complex="8pt"/>
    </style:style>
    <style:style style:name="P249" style:parent-style-name="Normal" style:family="paragraph">
      <style:paragraph-properties fo:margin-bottom="0in" fo:line-height="100%"/>
      <style:text-properties fo:font-size="8pt" style:font-size-asian="8pt" style:font-size-complex="8pt"/>
    </style:style>
    <style:style style:name="P250" style:parent-style-name="Normal" style:family="paragraph">
      <style:paragraph-properties fo:margin-bottom="0in" fo:line-height="100%"/>
      <style:text-properties fo:font-size="8pt" style:font-size-asian="8pt" style:font-size-complex="8pt"/>
    </style:style>
    <style:style style:name="P251" style:parent-style-name="Normal" style:family="paragraph">
      <style:paragraph-properties fo:margin-bottom="0in" fo:line-height="100%"/>
      <style:text-properties fo:font-size="8pt" style:font-size-asian="8pt" style:font-size-complex="8pt"/>
    </style:style>
    <style:style style:name="P252" style:parent-style-name="Normal" style:family="paragraph">
      <style:paragraph-properties fo:margin-bottom="0in" fo:line-height="100%"/>
      <style:text-properties fo:font-size="8pt" style:font-size-asian="8pt" style:font-size-complex="8pt"/>
    </style:style>
    <style:style style:name="P253" style:parent-style-name="Normal" style:family="paragraph">
      <style:paragraph-properties fo:margin-bottom="0in" fo:line-height="100%"/>
      <style:text-properties fo:font-size="8pt" style:font-size-asian="8pt" style:font-size-complex="8pt"/>
    </style:style>
    <style:style style:name="P254" style:parent-style-name="Normal" style:family="paragraph">
      <style:paragraph-properties fo:margin-bottom="0in" fo:line-height="100%"/>
      <style:text-properties fo:font-size="8pt" style:font-size-asian="8pt" style:font-size-complex="8pt"/>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size="8pt" style:font-size-asian="8pt" style:font-size-complex="8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font-size="8pt" style:font-size-asian="8pt" style:font-size-complex="8pt"/>
    </style:style>
    <style:style style:name="TableCell260" style:family="table-cell">
      <style:table-cell-properties fo:border="0.0069in solid #000000" style:writing-mode="lr-tb" fo:padding-top="0in" fo:padding-left="0.075in" fo:padding-bottom="0in" fo:padding-right="0.075in"/>
    </style:style>
    <style:style style:name="TableColumn262" style:family="table-column">
      <style:table-column-properties style:column-width="1.3111in" style:use-optimal-column-width="false"/>
    </style:style>
    <style:style style:name="TableColumn263" style:family="table-column">
      <style:table-column-properties style:column-width="1.1618in" style:use-optimal-column-width="false"/>
    </style:style>
    <style:style style:name="TableColumn264" style:family="table-column">
      <style:table-column-properties style:column-width="2.1736in" style:use-optimal-column-width="false"/>
    </style:style>
    <style:style style:name="Table261" style:family="table">
      <style:table-properties style:width="4.6465in" fo:margin-left="0in" table:align="left"/>
    </style:style>
    <style:style style:name="TableRow265" style:family="table-row">
      <style:table-row-properties style:use-optimal-row-height="false"/>
    </style:style>
    <style:style style:name="TableCell266" style:family="table-cell">
      <style:table-cell-properties fo:border="0.0069in solid #000000" fo:background-color="#BFBFBF" style:writing-mode="lr-tb" fo:padding-top="0in" fo:padding-left="0.075in" fo:padding-bottom="0in" fo:padding-right="0.075in"/>
    </style:style>
    <style:style style:name="P267" style:parent-style-name="Normal" style:family="paragraph">
      <style:paragraph-properties fo:margin-bottom="0in" fo:line-height="100%"/>
      <style:text-properties fo:font-size="8pt" style:font-size-asian="8pt" style:font-size-complex="8pt"/>
    </style:style>
    <style:style style:name="TableCell268" style:family="table-cell">
      <style:table-cell-properties fo:border="0.0069in solid #000000" fo:background-color="#BFBFBF" style:writing-mode="lr-tb" fo:padding-top="0in" fo:padding-left="0.075in" fo:padding-bottom="0in" fo:padding-right="0.075in"/>
    </style:style>
    <style:style style:name="P269" style:parent-style-name="Normal" style:family="paragraph">
      <style:paragraph-properties fo:margin-bottom="0in" fo:line-height="100%"/>
      <style:text-properties fo:font-size="8pt" style:font-size-asian="8pt" style:font-size-complex="8pt"/>
    </style:style>
    <style:style style:name="TableCell270" style:family="table-cell">
      <style:table-cell-properties fo:border="0.0069in solid #000000" fo:background-color="#BFBFBF" style:writing-mode="lr-tb" fo:padding-top="0in" fo:padding-left="0.075in" fo:padding-bottom="0in" fo:padding-right="0.075in"/>
    </style:style>
    <style:style style:name="P271" style:parent-style-name="Normal" style:family="paragraph">
      <style:paragraph-properties fo:margin-bottom="0in" fo:line-height="100%"/>
      <style:text-properties fo:font-size="8pt" style:font-size-asian="8pt" style:font-size-complex="8p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size="8pt" style:font-size-asian="8pt" style:font-size-complex="8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font-size="8pt" style:font-size-asian="8pt" style:font-size-complex="8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fo:font-size="8pt" style:font-size-asian="8pt" style:font-size-complex="8pt"/>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fo:font-size="8pt" style:font-size-asian="8pt" style:font-size-complex="8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font-size="8pt" style:font-size-asian="8pt" style:font-size-complex="8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size="8pt" style:font-size-asian="8pt" style:font-size-complex="8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size="8pt" style:font-size-asian="8pt" style:font-size-complex="8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font-size="8pt" style:font-size-asian="8pt" style:font-size-complex="8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font-size="8pt" style:font-size-asian="8pt" style:font-size-complex="8p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size="8pt" style:font-size-asian="8pt" style:font-size-complex="8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font-size="8pt" style:font-size-asian="8pt" style:font-size-complex="8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font-size="8pt" style:font-size-asian="8pt" style:font-size-complex="8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fo:font-size="8pt" style:font-size-asian="8pt" style:font-size-complex="8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font-size="8pt" style:font-size-asian="8pt" style:font-size-complex="8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font-size="8pt" style:font-size-asian="8pt" style:font-size-complex="8pt"/>
    </style:style>
    <style:style style:name="P307" style:parent-style-name="Normal" style:family="paragraph">
      <style:paragraph-properties fo:margin-bottom="0in" fo:line-height="100%"/>
      <style:text-properties fo:font-size="8pt" style:font-size-asian="8pt" style:font-size-complex="8pt"/>
    </style:style>
    <style:style style:name="P308" style:parent-style-name="Normal" style:family="paragraph">
      <style:paragraph-properties fo:margin-bottom="0in" fo:line-height="100%"/>
    </style:style>
    <style:style style:name="P309" style:parent-style-name="Normal" style:family="paragraph">
      <style:paragraph-properties fo:margin-bottom="0in" fo:line-height="100%"/>
    </style:style>
    <style:style style:name="P310" style:parent-style-name="Heading2" style:family="paragraph">
      <style:paragraph-properties fo:margin-top="0in" fo:margin-bottom="0.1388in" fo:line-height="100%"/>
    </style:style>
    <style:style style:name="P311" style:parent-style-name="Normal" style:family="paragraph">
      <style:paragraph-properties fo:margin-bottom="0in" fo:line-height="100%"/>
    </style:style>
    <style:style style:name="P312" style:parent-style-name="Normal" style:family="paragraph">
      <style:paragraph-properties fo:margin-bottom="0in" fo:line-height="100%"/>
    </style:style>
    <style:style style:name="P313" style:parent-style-name="Heading2" style:family="paragraph">
      <style:paragraph-properties fo:margin-top="0in" fo:margin-bottom="0.1388in" fo:line-height="100%"/>
    </style:style>
    <style:style style:name="P314" style:parent-style-name="Normal" style:family="paragraph">
      <style:paragraph-properties fo:margin-bottom="0in" fo:line-height="100%"/>
      <style:text-properties fo:font-weight="bold" style:font-weight-asian="bold"/>
    </style:style>
    <style:style style:name="P315" style:parent-style-name="Normal" style:family="paragraph">
      <style:paragraph-properties fo:margin-bottom="0in" fo:line-height="100%"/>
    </style:style>
    <style:style style:name="P316" style:parent-style-name="Normal" style:family="paragraph">
      <style:paragraph-properties fo:margin-bottom="0in" fo:line-height="100%"/>
    </style:style>
    <style:style style:name="P317" style:parent-style-name="Normal" style:family="paragraph">
      <style:paragraph-properties fo:margin-bottom="0in" fo:line-height="100%"/>
    </style:style>
    <style:style style:name="P318" style:parent-style-name="Heading2" style:family="paragraph">
      <style:paragraph-properties fo:margin-top="0in" fo:margin-bottom="0.1388in" fo:line-height="100%"/>
    </style:style>
    <style:style style:name="P319" style:parent-style-name="Normal" style:family="paragraph">
      <style:paragraph-properties fo:margin-bottom="0in" fo:line-height="100%"/>
    </style:style>
    <style:style style:name="P320" style:parent-style-name="Normal" style:family="paragraph">
      <style:paragraph-properties fo:margin-bottom="0in" fo:line-height="100%"/>
    </style:style>
    <style:style style:name="P321" style:parent-style-name="Normal" style:family="paragraph">
      <style:paragraph-properties fo:margin-bottom="0in" fo:line-height="100%"/>
    </style:style>
    <style:style style:name="P322" style:parent-style-name="Heading2" style:family="paragraph">
      <style:paragraph-properties fo:margin-top="0in" fo:margin-bottom="0.1388in" fo:line-height="100%"/>
    </style:style>
    <style:style style:name="P323" style:parent-style-name="Normal" style:family="paragraph">
      <style:paragraph-properties fo:margin-bottom="0in" fo:line-height="100%"/>
    </style:style>
    <style:style style:name="P324" style:parent-style-name="ListParagraph" style:family="paragraph">
      <style:paragraph-properties fo:margin-bottom="0in" fo:line-height="100%"/>
    </style:style>
    <style:style style:name="P325" style:parent-style-name="ListParagraph" style:family="paragraph">
      <style:paragraph-properties fo:margin-bottom="0in" fo:line-height="100%"/>
    </style:style>
    <style:style style:name="P326" style:parent-style-name="ListParagraph" style:family="paragraph">
      <style:paragraph-properties fo:margin-bottom="0in" fo:line-height="100%"/>
    </style:style>
    <style:style style:name="P327" style:parent-style-name="ListParagraph" style:family="paragraph">
      <style:paragraph-properties fo:margin-bottom="0in" fo:line-height="100%"/>
    </style:style>
    <style:style style:name="P328" style:parent-style-name="Normal" style:family="paragraph">
      <style:paragraph-properties fo:margin-bottom="0in" fo:line-height="100%"/>
    </style:style>
    <style:style style:name="P329" style:parent-style-name="Heading2" style:family="paragraph">
      <style:paragraph-properties fo:margin-top="0in" fo:margin-bottom="0.1388in" fo:line-height="100%"/>
    </style:style>
    <style:style style:name="P330" style:parent-style-name="Normal" style:family="paragraph">
      <style:paragraph-properties fo:margin-bottom="0in" fo:line-height="100%"/>
    </style:style>
    <style:style style:name="P331" style:parent-style-name="Normal" style:family="paragraph">
      <style:paragraph-properties fo:margin-bottom="0in" fo:line-height="100%"/>
    </style:style>
    <style:style style:name="P332" style:parent-style-name="Normal" style:family="paragraph">
      <style:paragraph-properties fo:margin-bottom="0in" fo:line-height="100%"/>
    </style:style>
    <style:style style:name="P333" style:parent-style-name="Normal" style:family="paragraph">
      <style:paragraph-properties fo:margin-bottom="0in" fo:line-height="100%"/>
    </style:style>
    <style:style style:name="P334" style:parent-style-name="Normal" style:family="paragraph">
      <style:paragraph-properties fo:margin-bottom="0in" fo:line-height="100%"/>
    </style:style>
    <style:style style:name="P335" style:parent-style-name="Normal" style:family="paragraph">
      <style:paragraph-properties fo:margin-bottom="0in" fo:line-height="100%"/>
    </style:style>
    <style:style style:name="P336" style:parent-style-name="ListParagraph" style:family="paragraph">
      <style:paragraph-properties fo:margin-bottom="0in" fo:line-height="100%"/>
    </style:style>
    <style:style style:name="P337" style:parent-style-name="ListParagraph" style:family="paragraph">
      <style:paragraph-properties fo:margin-bottom="0in" fo:line-height="100%"/>
    </style:style>
    <style:style style:name="P338" style:parent-style-name="ListParagraph" style:family="paragraph">
      <style:paragraph-properties fo:margin-bottom="0in" fo:line-height="100%"/>
    </style:style>
    <style:style style:name="P339" style:parent-style-name="Normal" style:family="paragraph">
      <style:paragraph-properties fo:margin-bottom="0in" fo:line-height="100%"/>
    </style:style>
    <style:style style:name="P340" style:parent-style-name="Normal" style:family="paragraph">
      <style:paragraph-properties fo:margin-bottom="0in" fo:line-height="100%"/>
    </style:style>
    <style:style style:name="P341" style:parent-style-name="Normal" style:family="paragraph">
      <style:paragraph-properties fo:margin-bottom="0in" fo:line-height="100%"/>
    </style:style>
    <style:style style:name="P342" style:parent-style-name="Heading2" style:family="paragraph">
      <style:paragraph-properties fo:margin-top="0in" fo:margin-bottom="0.1388in" fo:line-height="100%"/>
    </style:style>
    <style:style style:name="P343" style:parent-style-name="Normal" style:family="paragraph">
      <style:paragraph-properties fo:margin-bottom="0in" fo:line-height="100%"/>
    </style:style>
    <style:style style:name="P344" style:parent-style-name="Heading2" style:family="paragraph">
      <style:paragraph-properties fo:margin-top="0in" fo:margin-bottom="0.1388in" fo:line-height="100%"/>
    </style:style>
    <style:style style:name="P345" style:parent-style-name="Normal" style:family="paragraph">
      <style:paragraph-properties fo:margin-bottom="0in" fo:line-height="100%"/>
    </style:style>
    <style:style style:name="P346" style:parent-style-name="Normal" style:family="paragraph">
      <style:paragraph-properties fo:margin-bottom="0in" fo:line-height="100%"/>
    </style:style>
    <style:style style:name="P347" style:parent-style-name="Normal" style:family="paragraph">
      <style:paragraph-properties fo:break-before="page" fo:margin-bottom="0in" fo:line-height="100%"/>
    </style:style>
    <style:style style:name="S3" style:family="section">
      <style:section-properties fo:margin-left="0in" fo:margin-right="0in" style:writing-mode="lr-tb"/>
    </style:style>
    <style:style style:name="P348" style:parent-style-name="Heading1" style:family="paragraph">
      <style:paragraph-properties fo:margin-top="0in" fo:margin-bottom="0.1388in" fo:line-height="100%"/>
    </style:style>
    <style:style style:name="P349" style:parent-style-name="Normal" style:family="paragraph">
      <style:paragraph-properties fo:margin-bottom="0in" fo:line-height="100%"/>
    </style:style>
    <style:style style:name="P350" style:parent-style-name="Heading1" style:master-page-name="MP4" style:family="paragraph">
      <style:paragraph-properties fo:break-before="page" fo:margin-top="0in" fo:margin-bottom="0.1388in" fo:line-height="100%"/>
    </style:style>
    <style:style style:name="P352" style:parent-style-name="Normal" style:family="paragraph">
      <style:paragraph-properties fo:margin-bottom="0in" fo:line-height="100%"/>
    </style:style>
    <style:style style:name="P353" style:parent-style-name="Heading1" style:master-page-name="MP5" style:family="paragraph">
      <style:paragraph-properties fo:break-before="page" fo:margin-top="0in" fo:margin-bottom="0.1388in" fo:line-height="100%"/>
    </style:style>
    <style:style style:name="P355" style:parent-style-name="Normal" style:family="paragraph">
      <style:paragraph-properties fo:margin-bottom="0in" fo:line-height="100%"/>
    </style:style>
    <style:style style:name="P356" style:parent-style-name="Heading2" style:family="paragraph">
      <style:paragraph-properties fo:margin-top="0in" fo:margin-bottom="0.1388in" fo:line-height="100%"/>
    </style:style>
    <style:style style:name="P357" style:parent-style-name="Normal" style:family="paragraph">
      <style:paragraph-properties fo:margin-bottom="0in" fo:line-height="100%"/>
    </style:style>
    <style:style style:name="P358" style:parent-style-name="Heading2" style:family="paragraph">
      <style:paragraph-properties fo:margin-top="0in" fo:margin-bottom="0.1388in" fo:line-height="100%"/>
    </style:style>
    <style:style style:name="P359" style:parent-style-name="Normal" style:family="paragraph">
      <style:paragraph-properties fo:margin-bottom="0in" fo:line-height="100%"/>
    </style:style>
    <style:style style:name="P360" style:parent-style-name="Heading2" style:family="paragraph">
      <style:paragraph-properties fo:margin-top="0in" fo:margin-bottom="0.1388in" fo:line-height="100%"/>
    </style:style>
    <style:style style:name="P361" style:parent-style-name="Normal" style:family="paragraph">
      <style:paragraph-properties fo:margin-bottom="0in" fo:line-height="100%"/>
    </style:style>
    <style:style style:name="P362" style:parent-style-name="Heading2" style:family="paragraph">
      <style:paragraph-properties fo:margin-top="0in" fo:margin-bottom="0.1388in" fo:line-height="100%"/>
    </style:style>
    <style:style style:name="P363" style:parent-style-name="Normal" style:family="paragraph">
      <style:paragraph-properties fo:margin-bottom="0in" fo:line-height="100%"/>
    </style:style>
    <style:style style:name="P364" style:parent-style-name="Heading1" style:master-page-name="MP6" style:family="paragraph">
      <style:paragraph-properties fo:break-before="page" fo:margin-top="0in" fo:margin-bottom="0.1388in" fo:line-height="100%"/>
    </style:style>
    <style:style style:name="P366" style:parent-style-name="Heading2" style:family="paragraph">
      <style:paragraph-properties fo:margin-top="0in" fo:margin-bottom="0.1388in" fo:line-height="100%"/>
    </style:style>
    <style:style style:name="P367" style:parent-style-name="Normal" style:family="paragraph">
      <style:paragraph-properties fo:margin-bottom="0in" fo:line-height="100%"/>
    </style:style>
    <style:style style:name="P368" style:parent-style-name="Heading2" style:family="paragraph">
      <style:paragraph-properties fo:margin-top="0in" fo:margin-bottom="0.1388in" fo:line-height="100%"/>
    </style:style>
    <style:style style:name="P369" style:parent-style-name="Normal" style:family="paragraph">
      <style:paragraph-properties fo:margin-bottom="0in" fo:line-height="100%"/>
    </style:style>
    <style:style style:name="P370" style:parent-style-name="Heading2" style:family="paragraph">
      <style:paragraph-properties fo:margin-top="0in" fo:margin-bottom="0.1388in" fo:line-height="100%"/>
    </style:style>
    <style:style style:name="P371" style:parent-style-name="Normal" style:family="paragraph">
      <style:paragraph-properties fo:margin-bottom="0in" fo:line-height="100%"/>
    </style:style>
    <style:style style:name="P372" style:parent-style-name="Heading2" style:family="paragraph">
      <style:paragraph-properties fo:margin-top="0in" fo:margin-bottom="0.1388in" fo:line-height="100%"/>
    </style:style>
    <style:style style:name="P373" style:parent-style-name="Normal" style:family="paragraph">
      <style:paragraph-properties fo:margin-bottom="0in" fo:line-height="100%"/>
    </style:style>
    <style:style style:name="S7" style:family="section">
      <style:section-properties fo:margin-left="0in" fo:margin-right="0in" style:writing-mode="lr-tb"/>
    </style:style>
    <style:style style:name="P374" style:parent-style-name="Normal" style:family="paragraph">
      <style:paragraph-properties fo:margin-bottom="0in" fo:line-height="100%"/>
    </style:style>
    <style:style style:name="S8" style:family="section">
      <style:section-properties fo:margin-left="0in" fo:margin-right="0in" style:writing-mode="lr-tb"/>
    </style:style>
    <style:style style:name="P375" style:parent-style-name="Normal" style:family="paragraph">
      <style:paragraph-properties fo:margin-bottom="0in" fo:line-height="100%"/>
    </style:style>
  </office:automatic-styles>
  <office:body>
    <office:text text:use-soft-page-breaks="true">
      <text:p text:style-name="P1">COMP4</text:p>
      <text:p text:style-name="P3">Twitter quiz bot (“tw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31819571" office:target-frame-name="_top" xlink:show="replace"><text:span text:style-name="Hyperlink">Analysis</text:span></text:a><text:a xlink:href="#_Toc431819571" office:target-frame-name="_top" xlink:show="replace"><text:tab/>4</text:a></text:p>
          <text:p text:style-name="P14"><text:a xlink:href="#_Toc431819572" office:target-frame-name="_top" xlink:show="replace"><text:span text:style-name="Hyperlink">Background and Problem Identification</text:span></text:a><text:a xlink:href="#_Toc431819572" office:target-frame-name="_top" xlink:show="replace"><text:tab/>4</text:a></text:p>
          <text:p text:style-name="P15"><text:a xlink:href="#_Toc431819573" office:target-frame-name="_top" xlink:show="replace"><text:span text:style-name="Hyperlink">Description of current system</text:span></text:a><text:a xlink:href="#_Toc431819573" office:target-frame-name="_top" xlink:show="replace"><text:tab/>4</text:a></text:p>
          <text:p text:style-name="P16"><text:a xlink:href="#_Toc431819574" office:target-frame-name="_top" xlink:show="replace"><text:span text:style-name="Hyperlink">User(s) identification</text:span></text:a><text:a xlink:href="#_Toc431819574" office:target-frame-name="_top" xlink:show="replace"><text:tab/>4</text:a></text:p>
          <text:p text:style-name="P17"><text:a xlink:href="#_Toc431819575" office:target-frame-name="_top" xlink:show="replace"><text:span text:style-name="Hyperlink">User needs &amp; limitations</text:span></text:a><text:a xlink:href="#_Toc431819575" office:target-frame-name="_top" xlink:show="replace"><text:tab/>4</text:a></text:p>
          <text:p text:style-name="P18"><text:a xlink:href="#_Toc431819576" office:target-frame-name="_top" xlink:show="replace"><text:span text:style-name="Hyperlink">Data source(s) and destinat</text:span><text:span text:style-name="Hyperlink">ion(s)</text:span></text:a><text:a xlink:href="#_Toc431819576" office:target-frame-name="_top" xlink:show="replace"><text:tab/>4</text:a></text:p>
          <text:p text:style-name="P19"><text:a xlink:href="#_Toc431819577" office:target-frame-name="_top" xlink:show="replace"><text:span text:style-name="Hyperlink">Data volumes</text:span></text:a><text:a xlink:href="#_Toc431819577" office:target-frame-name="_top" xlink:show="replace"><text:tab/>4</text:a></text:p>
          <text:p text:style-name="P20"><text:a xlink:href="#_Toc431819578" office:target-frame-name="_top" xlink:show="replace"><text:span text:style-name="Hyperlink">Analysis data dictionary</text:span></text:a><text:a xlink:href="#_Toc431819578" office:target-frame-name="_top" xlink:show="replace"><text:tab/>4</text:a></text:p>
          <text:p text:style-name="P21"><text:a xlink:href="#_Toc431819579" office:target-frame-name="_top" xlink:show="replace"><text:span text:style-name="Hyperlink">DFDs existing</text:span><text:span text:style-name="Hyperlink"><text:s/>and proposed</text:span></text:a><text:a xlink:href="#_Toc431819579" office:target-frame-name="_top" xlink:show="replace"><text:tab/>4</text:a></text:p>
          <text:p text:style-name="P22"><text:a xlink:href="#_Toc431819580" office:target-frame-name="_top" xlink:show="replace"><text:span text:style-name="Hyperlink">Objectives</text:span></text:a><text:a xlink:href="#_Toc431819580" office:target-frame-name="_top" xlink:show="replace"><text:tab/>4</text:a></text:p>
          <text:p text:style-name="P23"><text:a xlink:href="#_Toc431819581" office:target-frame-name="_top" xlink:show="replace"><text:span text:style-name="Hyperlink">Complexity</text:span></text:a><text:a xlink:href="#_Toc431819581" office:target-frame-name="_top" xlink:show="replace"><text:tab/>4</text:a></text:p>
          <text:p text:style-name="P24"><text:a xlink:href="#_Toc431819582" office:target-frame-name="_top" xlink:show="replace"><text:span text:style-name="Hyperlink">Potential solutions</text:span></text:a><text:a xlink:href="#_Toc431819582" office:target-frame-name="_top" xlink:show="replace"><text:tab/>4</text:a></text:p>
          <text:p text:style-name="P25"><text:a xlink:href="#_Toc431819583" office:target-frame-name="_top" xlink:show="replace"><text:span text:style-name="Hyperlink">Proposed solution</text:span></text:a><text:a xlink:href="#_Toc431819583" office:target-frame-name="_top" xlink:show="replace"><text:tab/>4</text:a></text:p>
          <text:p text:style-name="P26"><text:a xlink:href="#_Toc431819584" office:target-frame-name="_top" xlink:show="replace"><text:span text:style-name="Hyperlink">Use of formal method(s)</text:span></text:a><text:a xlink:href="#_Toc431819584" office:target-frame-name="_top" xlink:show="replace"><text:tab/>4</text:a></text:p>
          <text:p text:style-name="P27"><text:a xlink:href="#_Toc431819585" office:target-frame-name="_top" xlink:show="replace"><text:span text:style-name="Hyperlink">Objects</text:span></text:a><text:a xlink:href="#_Toc431819585" office:target-frame-name="_top" xlink:show="replace"><text:tab/>4</text:a></text:p>
          <text:p text:style-name="P28"><text:a xlink:href="#_Toc431819586" office:target-frame-name="_top" xlink:show="replace"><text:span text:style-name="Hyperlink">Design</text:span></text:a><text:a xlink:href="#_Toc431819586" office:target-frame-name="_top" xlink:show="replace"><text:tab/>4</text:a></text:p>
          <text:p text:style-name="P29"><text:a xlink:href="#_Toc431819587" office:target-frame-name="_top" xlink:show="replace"><text:span text:style-name="Hyperlink">Overall system design</text:span></text:a><text:a xlink:href="#_Toc431819587" office:target-frame-name="_top" xlink:show="replace"><text:tab/>4</text:a></text:p>
          <text:p text:style-name="P30"><text:a xlink:href="#_Toc431819588" office:target-frame-name="_top" xlink:show="replace"><text:span text:style-name="Hyperlink">Modular structure</text:span></text:a><text:a xlink:href="#_Toc431819588" office:target-frame-name="_top" xlink:show="replace"><text:tab/>4</text:a></text:p>
          <text:p text:style-name="P31"><text:a xlink:href="#_Toc431819589" office:target-frame-name="_top" xlink:show="replace"><text:span text:style-name="Hyperlink">Record or database structure</text:span></text:a><text:a xlink:href="#_Toc431819589" office:target-frame-name="_top" xlink:show="replace"><text:tab/>4</text:a></text:p>
          <text:p text:style-name="P32"><text:a xlink:href="#_Toc431819590" office:target-frame-name="_top" xlink:show="replace"><text:span text:style-name="Hyperlink">Validation including errors</text:span></text:a><text:a xlink:href="#_Toc431819590" office:target-frame-name="_top" xlink:show="replace"><text:tab/>5</text:a></text:p>
          <text:p text:style-name="P33"><text:a xlink:href="#_Toc431819591" office:target-frame-name="_top" xlink:show="replace"><text:span text:style-name="Hyperlink">Fi</text:span><text:span text:style-name="Hyperlink">le organisation and processing</text:span></text:a><text:a xlink:href="#_Toc431819591" office:target-frame-name="_top" xlink:show="replace"><text:tab/>5</text:a></text:p>
          <text:p text:style-name="P34"><text:a xlink:href="#_Toc431819592" office:target-frame-name="_top" xlink:show="replace"><text:span text:style-name="Hyperlink">Database design and E-R model</text:span></text:a><text:a xlink:href="#_Toc431819592" office:target-frame-name="_top" xlink:show="replace"><text:tab/>5</text:a></text:p>
          <text:p text:style-name="P35"><text:a xlink:href="#_Toc431819593" office:target-frame-name="_top" xlink:show="replace"><text:span text:style-name="Hyperlink">Storage media &amp; format</text:span></text:a><text:a xlink:href="#_Toc431819593" office:target-frame-name="_top" xlink:show="replace"><text:tab/>5</text:a></text:p>
          <text:p text:style-name="P36"><text:a xlink:href="#_Toc431819594" office:target-frame-name="_top" xlink:show="replace"><text:span text:style-name="Hyperlink">Algorithms for data transformation</text:span></text:a><text:a xlink:href="#_Toc431819594" office:target-frame-name="_top" xlink:show="replace"><text:tab/>5</text:a></text:p>
          <text:p text:style-name="P37"><text:a xlink:href="#_Toc431819595" office:target-frame-name="_top" xlink:show="replace"><text:span text:style-name="Hyperlink">User interface</text:span></text:a><text:a xlink:href="#_Toc431819595" office:target-frame-name="_top" xlink:show="replace"><text:tab/>5</text:a></text:p>
          <text:p text:style-name="P38"><text:a xlink:href="#_Toc431819596" office:target-frame-name="_top" xlink:show="replace"><text:span text:style-name="Hyperlink">Security and integrity of data</text:span></text:a><text:a xlink:href="#_Toc431819596" office:target-frame-name="_top" xlink:show="replace"><text:tab/>5</text:a></text:p>
          <text:p text:style-name="P39"><text:a xlink:href="#_Toc431819597" office:target-frame-name="_top" xlink:show="replace"><text:span text:style-name="Hyperlink">System security</text:span></text:a><text:a xlink:href="#_Toc431819597" office:target-frame-name="_top" xlink:show="replace"><text:tab/>5</text:a></text:p>
          <text:p text:style-name="P40"><text:a xlink:href="#_Toc431819598" office:target-frame-name="_top" xlink:show="replace"><text:span text:style-name="Hyperlink">Outline test strategy</text:span></text:a><text:a xlink:href="#_Toc431819598" office:target-frame-name="_top" xlink:show="replace"><text:tab/>5</text:a></text:p>
          <text:p text:style-name="P41"><text:a xlink:href="#_Toc431819599" office:target-frame-name="_top" xlink:show="replace"><text:span text:style-name="Hyperlink">Test plan</text:span></text:a><text:a xlink:href="#_Toc431819599" office:target-frame-name="_top" xlink:show="replace"><text:tab/>5</text:a></text:p>
          <text:p text:style-name="P42"><text:a xlink:href="#_Toc431819600" office:target-frame-name="_top" xlink:show="replace"><text:span text:style-name="Hyperlink">Technical solution</text:span></text:a><text:a xlink:href="#_Toc431819600" office:target-frame-name="_top" xlink:show="replace"><text:tab/>6</text:a></text:p>
          <text:p text:style-name="P43"><text:a xlink:href="#_Toc431819601" office:target-frame-name="_top" xlink:show="replace"><text:span text:style-name="Hyperlink">System testing</text:span></text:a><text:a xlink:href="#_Toc431819601" office:target-frame-name="_top" xlink:show="replace"><text:tab/>7</text:a></text:p>
          <text:p text:style-name="P44"><text:a xlink:href="#_Toc431819602" office:target-frame-name="_top" xlink:show="replace"><text:span text:style-name="Hyperlink">System maintenance</text:span></text:a><text:a xlink:href="#_Toc431819602" office:target-frame-name="_top" xlink:show="replace"><text:tab/>8</text:a></text:p>
          <text:p text:style-name="P45"><text:a xlink:href="#_Toc431819603" office:target-frame-name="_top" xlink:show="replace"><text:span text:style-name="Hyperlink">System overview</text:span></text:a><text:a xlink:href="#_Toc431819603" office:target-frame-name="_top" xlink:show="replace"><text:tab/>8</text:a></text:p>
          <text:p text:style-name="P46"><text:a xlink:href="#_Toc431819604" office:target-frame-name="_top" xlink:show="replace"><text:span text:style-name="Hyperlink">Algorithms (or alternative way to document solution)</text:span></text:a><text:a xlink:href="#_Toc431819604" office:target-frame-name="_top" xlink:show="replace"><text:tab/>8</text:a></text:p>
          <text:p text:style-name="P47"><text:a xlink:href="#_Toc431819605" office:target-frame-name="_top" xlink:show="replace"><text:span text:style-name="Hyperlink">Annotated listings/screens showing key parts of the program</text:span></text:a><text:a xlink:href="#_Toc431819605" office:target-frame-name="_top" xlink:show="replace"><text:tab/>8</text:a></text:p>
          <text:p text:style-name="P48"><text:a xlink:href="#_Toc431819606" office:target-frame-name="_top" xlink:show="replace"><text:span text:style-name="Hyperlink">Objects, Methods and Data Structures</text:span></text:a><text:a xlink:href="#_Toc431819606" office:target-frame-name="_top" xlink:show="replace"><text:tab/>8</text:a></text:p>
          <text:p text:style-name="P49"><text:a xlink:href="#_Toc431819607" office:target-frame-name="_top" xlink:show="replace"><text:span text:style-name="Hyperlink">Appraisal</text:span></text:a><text:a xlink:href="#_Toc431819607" office:target-frame-name="_top" xlink:show="replace"><text:tab/>9</text:a></text:p>
          <text:p text:style-name="P50"><text:a xlink:href="#_Toc431819608" office:target-frame-name="_top" xlink:show="replace"><text:span text:style-name="Hyperlink">Evaluation of objectives</text:span></text:a><text:a xlink:href="#_Toc431819608" office:target-frame-name="_top" xlink:show="replace"><text:tab/>9</text:a></text:p>
          <text:p text:style-name="P51"><text:a xlink:href="#_Toc431819609" office:target-frame-name="_top" xlink:show="replace"><text:span text:style-name="Hyperlink">Further development</text:span></text:a><text:a xlink:href="#_Toc431819609" office:target-frame-name="_top" xlink:show="replace"><text:tab/>9</text:a></text:p>
          <text:p text:style-name="P52"><text:a xlink:href="#_Toc431819610" office:target-frame-name="_top" xlink:show="replace"><text:span text:style-name="Hyperlink">User feedback</text:span></text:a><text:a xlink:href="#_Toc431819610" office:target-frame-name="_top" xlink:show="replace"><text:tab/>9</text:a></text:p>
          <text:p text:style-name="P53"><text:a xlink:href="#_Toc431819611" office:target-frame-name="_top" xlink:show="replace"><text:span text:style-name="Hyperlink">Analysis of user feedback</text:span></text:a><text:a xlink:href="#_Toc431819611" office:target-frame-name="_top" xlink:show="replace"><text:tab/>9</text:a></text:p>
        </text:index-body>
      </text:table-of-content>
      <text:p text:style-name="P54"/>
      <text:h text:style-name="P55" text:outline-level="2"/>
      <text:section text:name="Sect1" text:style-name="S1">
        <text:h text:style-name="P56" text:outline-level="1"><text:bookmark-start text:name="_Toc431819571"/><text:bookmark-start text:name="__RefHeading___Toc617_1339554533"/><text:bookmark-start text:name="_Toc431455645"/><text:soft-page-break/>Analysis<text:bookmark-end text:name="_Toc431819571"/><text:bookmark-end text:name="__RefHeading___Toc617_1339554533"/><text:bookmark-end text:name="_Toc431455645"/></text:h>
        <text:h text:style-name="P57"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58">Currently, homework is provisioned in the form of an assignment due for a specific date in the future, known both to the teacher and the student. This is used as a form of revision.</text:p>
        <text:p text:style-name="P59"/>
        <text:p text:style-name="P60">The problem with this system is that the students have a relatively long period of time to research about and complete the homework task, which does not reflect an exam environment, where the themes of an exam are not known beforehand.</text:p>
        <text:p text:style-name="P61"/>
        <text:h text:style-name="P62"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63">Students must study all aspects of the subject they are taking to prepare for an exam. This process is separate from teacher assigned homework, which creates inefficiency.</text:p>
        <text:p text:style-name="P64"/>
        <text:h text:style-name="P65"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66">My user is Mr. Mothada, a Computing teacher at Acton Sixth Form.<text:line-break/></text:p>
        <text:h text:style-name="P67"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68"><text:span text:style-name="T69">The current system of manually assigning and collecting homework has several flaws:</text:span></text:p>
        <text:list text:style-name="LFO1" text:continue-numbering="true">
          <text:list-item>
            <text:p text:style-name="P70"><text:span text:style-name="T71">Not as engaging due to<text:s/></text:span><text:span text:style-name="T72">negative connotations of homework</text:span></text:p>
          </text:list-item>
          <text:list-item>
            <text:p text:style-name="P73"><text:span text:style-name="T74">Not similar to exam environment</text:span></text:p>
          </text:list-item>
          <text:list-item>
            <text:p text:style-name="P75"><text:span text:style-name="T76">Difficult to keep track of homework</text:span></text:p>
          </text:list-item>
          <text:list-item>
            <text:p text:style-name="P77"><text:span text:style-name="T78">Easy to cheat by befriending others who have done homework</text:span></text:p>
          </text:list-item>
        </text:list>
        <text:p text:style-name="P79"/>
        <text:h text:style-name="P80"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81">Key:</text:p>
        <text:p text:style-name="P82">← (input)</text:p>
        <text:p text:style-name="P83">→ (output)</text:p>
        <text:p text:style-name="P84"/>
        <text:p text:style-name="P85">← API key, given by Twitter to<text:s/>application developers used to access the API</text:p>
        <text:p text:style-name="P86">← User authorisation, given by the user to an application to grant access to their account</text:p>
        <text:p text:style-name="P87">← Questions and correct answers, input by the user defining questions to be sent by the application, and the correct answers to those questions</text:p>
        <text:p text:style-name="P88">← Followers, users of Twitter who follow the application's Twitter account to be notified of questions</text:p>
        <text:p text:style-name="P89">→ Question tweets, tweets sent by the application stating a question. Following users can respond to them</text:p>
        <text:p text:style-name="P90">← Answer tweets, tweets sent by the followers of the application's account giving their answer (these should be private messages to avoid cheating)</text:p>
        <text:p text:style-name="P91">→ Data, the data of users' answers (correct/incorrect answers, time to answer, …) stored in a database</text:p>
        <text:p text:style-name="P92">→ Statistics website, generated from the database presenting the data in a clear way</text:p>
        <text:p text:style-name="P93"/>
        <text:h text:style-name="P94"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95">#</text:p>
        <text:p text:style-name="P96"/>
        <text:h text:style-name="P97"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98">twitter_bot database (all tables have implicit “id” fields)</text:p>
        <text:p text:style-name="P99"/>
        <text:h text:style-name="P100"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101">Your text here</text:p>
        <text:p text:style-name="P102"/>
        <text:h text:style-name="P103"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104">Your text here</text:p>
        <text:p text:style-name="P105"/>
        <text:h text:style-name="P106"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107">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108"/>
        <text:h text:style-name="P109"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110">Your text here</text:p>
        <text:p text:style-name="P111"/>
        <text:h text:style-name="P112"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113">Your text here</text:p>
        <text:p text:style-name="P114"/>
        <text:h text:style-name="P115"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116">Your text here</text:p>
        <text:p text:style-name="P117"/>
        <text:h text:style-name="P118"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119">Database connection: used as a handle to<text:s/>access the database when manipulating it</text:p>
        <text:p text:style-name="P120">Twitter authentication object: used by the Twitter library to grant access to the Twitter account</text:p>
        <text:p text:style-name="P121">UUID (session id): stored on both the client and the server to keep a record of where the administrator is logged in.<text:s/>The UUID is always unique guarding against forgery</text:p>
        <text:p text:style-name="P122"/>
      </text:section>
      <text:section text:name="Sect2" text:style-name="S2">
        <text:h text:style-name="P123" text:outline-level="1"><text:bookmark-start text:name="_Toc431819586"/><text:bookmark-start text:name="__RefHeading___Toc647_1339554533"/><text:bookmark-start text:name="_Toc431455660"/><text:soft-page-break/>Design<text:bookmark-end text:name="_Toc431819586"/><text:bookmark-end text:name="__RefHeading___Toc647_1339554533"/><text:bookmark-end text:name="_Toc431455660"/></text:h>
        <text:h text:style-name="P124"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125">Your text here</text:p>
        <text:p text:style-name="P126"/>
        <text:h text:style-name="P127"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128">Your text here</text:p>
        <text:p text:style-name="P129"/>
        <text:h text:style-name="P130" text:outline-level="2"><text:bookmark-start text:name="_Toc431819589"/><text:bookmark-start text:name="__RefHeading___Toc653_1339554533"/><text:bookmark-start text:name="_Toc431455663"/><text:soft-page-break/>Record or database structure<text:bookmark-end text:name="_Toc431819589"/><text:bookmark-end text:name="__RefHeading___Toc653_1339554533"/><text:bookmark-end text:name="_Toc431455663"/></text:h>
        <text:p text:style-name="P131">Your text here.</text:p>
        <text:p text:style-name="P132"/>
        <text:h text:style-name="P133"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134">Your text here</text:p>
        <text:p text:style-name="P135"/>
        <text:h text:style-name="P136"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137">Your text here</text:p>
        <text:p text:style-name="P138"/>
        <text:h text:style-name="P139"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146">Table</text:p>
            </table:table-cell>
            <table:table-cell table:style-name="TableCell147">
              <text:p text:style-name="P148">Comment</text:p>
            </table:table-cell>
            <table:table-cell table:style-name="TableCell149">
              <text:p text:style-name="P150">Data</text:p>
            </table:table-cell>
          </table:table-row>
          <table:table-row table:style-name="TableRow151">
            <table:table-cell table:style-name="TableCell152">
              <text:p text:style-name="P153">meta</text:p>
            </table:table-cell>
            <table:table-cell table:style-name="TableCell154">
              <text:p text:style-name="P155">configuration for the twbot application used to run</text:p>
            </table:table-cell>
            <table:table-cell table:style-name="TableCell156">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Field</text:p>
                  </table:table-cell>
                  <table:table-cell table:style-name="TableCell164">
                    <text:p text:style-name="P165">Comment</text:p>
                  </table:table-cell>
                  <table:table-cell table:style-name="TableCell166">
                    <text:p text:style-name="P167">Type</text:p>
                  </table:table-cell>
                </table:table-row>
                <table:table-row table:style-name="TableRow168">
                  <table:table-cell table:style-name="TableCell169">
                    <text:p text:style-name="P170">­­first_run_step</text:p>
                  </table:table-cell>
                  <table:table-cell table:style-name="TableCell171">
                    <text:p text:style-name="P172">The phase of the first run process/wizard the user has reached (-1 denotes completion)</text:p>
                  </table:table-cell>
                  <table:table-cell table:style-name="TableCell173">
                    <text:p text:style-name="P174">integer</text:p>
                  </table:table-cell>
                </table:table-row>
                <table:table-row table:style-name="TableRow175">
                  <table:table-cell table:style-name="TableCell176">
                    <text:p text:style-name="P177">consumer_key</text:p>
                  </table:table-cell>
                  <table:table-cell table:style-name="TableCell178">
                    <text:p text:style-name="P179">Key used to identify as the correct Twitter application</text:p>
                  </table:table-cell>
                  <table:table-cell table:style-name="TableCell180">
                    <text:p text:style-name="P181">string</text:p>
                  </table:table-cell>
                </table:table-row>
                <table:table-row table:style-name="TableRow182">
                  <table:table-cell table:style-name="TableCell183">
                    <text:p text:style-name="P184">consumer_secret</text:p>
                  </table:table-cell>
                  <table:table-cell table:style-name="TableCell185">
                    <text:p text:style-name="P186">Secret value used to authenticate the client to the Twitter API</text:p>
                  </table:table-cell>
                  <table:table-cell table:style-name="TableCell187">
                    <text:p text:style-name="P188">string</text:p>
                  </table:table-cell>
                </table:table-row>
                <table:table-row table:style-name="TableRow189">
                  <table:table-cell table:style-name="TableCell190">
                    <text:p text:style-name="P191">access_key</text:p>
                  </table:table-cell>
                  <table:table-cell table:style-name="TableCell192">
                    <text:p text:style-name="P193">Key granted by the Twitter API linking the Twitter application to the API<text:s/></text:p>
                  </table:table-cell>
                  <table:table-cell table:style-name="TableCell194">
                    <text:p text:style-name="P195">string</text:p>
                  </table:table-cell>
                </table:table-row>
                <table:table-row table:style-name="TableRow196">
                  <table:table-cell table:style-name="TableCell197">
                    <text:p text:style-name="P198">access_secret</text:p>
                  </table:table-cell>
                  <table:table-cell table:style-name="TableCell199">
                    <text:p text:style-name="P200">Secret value to be used in conjunction with the access key, granting access to private Twitter API calls, such as tweeting on a user’s behalf</text:p>
                  </table:table-cell>
                  <table:table-cell table:style-name="TableCell201">
                    <text:p text:style-name="P202">string</text:p>
                  </table:table-cell>
                </table:table-row>
                <table:table-row table:style-name="TableRow203">
                  <table:table-cell table:style-name="TableCell204">
                    <text:p text:style-name="P205">username</text:p>
                  </table:table-cell>
                  <table:table-cell table:style-name="TableCell206">
                    <text:p text:style-name="P207">Username of the administrator registered to the application</text:p>
                  </table:table-cell>
                  <table:table-cell table:style-name="TableCell208">
                    <text:p text:style-name="P209">string</text:p>
                  </table:table-cell>
                </table:table-row>
                <table:table-row table:style-name="TableRow210">
                  <table:table-cell table:style-name="TableCell211">
                    <text:p text:style-name="P212">password</text:p>
                  </table:table-cell>
                  <table:table-cell table:style-name="TableCell213">
                    <text:p text:style-name="P214">Hashed password of the administrator</text:p>
                  </table:table-cell>
                  <table:table-cell table:style-name="TableCell215">
                    <text:p text:style-name="P216">binary</text:p>
                  </table:table-cell>
                </table:table-row>
              </table:table>
              <text:p text:style-name="P217"/>
            </table:table-cell>
          </table:table-row>
          <table:table-row table:style-name="TableRow218">
            <table:table-cell table:style-name="TableCell219">
              <text:p text:style-name="P220">users</text:p>
            </table:table-cell>
            <table:table-cell table:style-name="TableCell221">
              <text:p text:style-name="P222">users that are following the registered Twitter account</text:p>
            </table:table-cell>
            <table:table-cell table:style-name="TableCell223">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Field</text:p>
                  </table:table-cell>
                  <table:table-cell table:style-name="TableCell231">
                    <text:p text:style-name="P232">Comment</text:p>
                  </table:table-cell>
                  <table:table-cell table:style-name="TableCell233">
                    <text:p text:style-name="P234">Type</text:p>
                  </table:table-cell>
                </table:table-row>
                <table:table-row table:style-name="TableRow235">
                  <table:table-cell table:style-name="TableCell236">
                    <text:p text:style-name="P237">username</text:p>
                  </table:table-cell>
                  <table:table-cell table:style-name="TableCell238">
                    <text:p text:style-name="P239">Twitter handle of a user that is following the registered admin account</text:p>
                  </table:table-cell>
                  <table:table-cell table:style-name="TableCell240">
                    <text:p text:style-name="P241">string</text:p>
                  </table:table-cell>
                </table:table-row>
                <table:table-row table:style-name="TableRow242">
                  <table:table-cell table:style-name="TableCell243">
                    <text:p text:style-name="P244">questions_answered</text:p>
                  </table:table-cell>
                  <table:table-cell table:style-name="TableCell245">
                    <text:p text:style-name="P246">Dictionary of answered questions by the user with the question id as the key and the value as a dictionary, with two keys: time_to_answer, which is how long the user took to answer in seconds<text:s/><text:soft-page-break/>since the question was tweeted, and answer, which contains the user’s answer</text:p>
                  </table:table-cell>
                  <table:table-cell table:style-name="TableCell247">
                    <text:p text:style-name="P248">dictionary ({</text:p>
                    <text:p text:style-name="P249"><text:s text:c="2"/>(question id): dictionary ({</text:p>
                    <text:p text:style-name="P250"><text:s text:c="4"/>“time_to_answer”: float,</text:p>
                    <text:p text:style-name="P251"><text:s text:c="4"/>“answer”: string,</text:p>
                    <text:p text:style-name="P252"><text:s text:c="2"/>})</text:p>
                    <text:p text:style-name="P253">})</text:p>
                  </table:table-cell>
                </table:table-row>
              </table:table>
              <text:p text:style-name="P254"/>
            </table:table-cell>
          </table:table-row>
          <text:soft-page-break/>
          <table:table-row table:style-name="TableRow255">
            <table:table-cell table:style-name="TableCell256">
              <text:p text:style-name="P257">questions</text:p>
            </table:table-cell>
            <table:table-cell table:style-name="TableCell258">
              <text:p text:style-name="P259">questions that have been asked by the registered Twitter account</text:p>
            </table:table-cell>
            <table:table-cell table:style-name="TableCell260">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Field</text:p>
                  </table:table-cell>
                  <table:table-cell table:style-name="TableCell268">
                    <text:p text:style-name="P269">Comment</text:p>
                  </table:table-cell>
                  <table:table-cell table:style-name="TableCell270">
                    <text:p text:style-name="P271">Type</text:p>
                  </table:table-cell>
                </table:table-row>
                <table:table-row table:style-name="TableRow272">
                  <table:table-cell table:style-name="TableCell273">
                    <text:p text:style-name="P274">asked_time</text:p>
                  </table:table-cell>
                  <table:table-cell table:style-name="TableCell275">
                    <text:p text:style-name="P276">UNIX timestamp (seconds since 1970-01-01 (ISO 8601 format)) for the time the question was asked (-1 denotes that the question has not been asked)</text:p>
                  </table:table-cell>
                  <table:table-cell table:style-name="TableCell277">
                    <text:p text:style-name="P278">integer</text:p>
                  </table:table-cell>
                </table:table-row>
                <table:table-row table:style-name="TableRow279">
                  <table:table-cell table:style-name="TableCell280">
                    <text:p text:style-name="P281">question</text:p>
                  </table:table-cell>
                  <table:table-cell table:style-name="TableCell282">
                    <text:p text:style-name="P283">The question text</text:p>
                  </table:table-cell>
                  <table:table-cell table:style-name="TableCell284">
                    <text:p text:style-name="P285">string</text:p>
                  </table:table-cell>
                </table:table-row>
                <table:table-row table:style-name="TableRow286">
                  <table:table-cell table:style-name="TableCell287">
                    <text:p text:style-name="P288">correct_answer</text:p>
                  </table:table-cell>
                  <table:table-cell table:style-name="TableCell289">
                    <text:p text:style-name="P290">The correct answer, only provided if it is a multiple choice question</text:p>
                  </table:table-cell>
                  <table:table-cell table:style-name="TableCell291">
                    <text:p text:style-name="P292">string</text:p>
                  </table:table-cell>
                </table:table-row>
                <table:table-row table:style-name="TableRow293">
                  <table:table-cell table:style-name="TableCell294">
                    <text:p text:style-name="P295">is_multiple_choice</text:p>
                  </table:table-cell>
                  <table:table-cell table:style-name="TableCell296">
                    <text:p text:style-name="P297">If true, the question is a multiple choice question</text:p>
                  </table:table-cell>
                  <table:table-cell table:style-name="TableCell298">
                    <text:p text:style-name="P299">boolean</text:p>
                  </table:table-cell>
                </table:table-row>
                <table:table-row table:style-name="TableRow300">
                  <table:table-cell table:style-name="TableCell301">
                    <text:p text:style-name="P302">answers</text:p>
                  </table:table-cell>
                  <table:table-cell table:style-name="TableCell303">
                    <text:p text:style-name="P304">A<text:s/>list of possible multiple choice answers</text:p>
                  </table:table-cell>
                  <table:table-cell table:style-name="TableCell305">
                    <text:p text:style-name="P306">array</text:p>
                  </table:table-cell>
                </table:table-row>
              </table:table>
              <text:p text:style-name="P307"/>
            </table:table-cell>
          </table:table-row>
        </table:table>
        <text:p text:style-name="P308"/>
        <text:p text:style-name="P309"/>
        <text:h text:style-name="P310" text:outline-level="2"><text:bookmark-start text:name="_Toc431819593"/><text:bookmark-start text:name="__RefHeading___Toc661_1339554533"/><text:bookmark-start text:name="_Toc431455667"/>Storage media &amp;<text:s/>format<text:bookmark-end text:name="_Toc431819593"/><text:bookmark-end text:name="__RefHeading___Toc661_1339554533"/><text:bookmark-end text:name="_Toc431455667"/></text:h>
        <text:p text:style-name="P311">All of my applications data will be stored in a database, since databases are optimised for reading and writing frequently to them and are also able to be secured using a password. The database will be stored locally on the computers disk drive to preserve the data across restarts of the application.</text:p>
        <text:p text:style-name="P312"/>
        <text:h text:style-name="P313"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314">Administrator password</text:p>
        <text:p text:style-name="P315"/>
        <text:p text:style-name="P316"/>
        <text:p text:style-name="P317"/>
        <text:h text:style-name="P318"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319">My application should be easy to access as many teachers are not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text:s/>of the application and subsequently administration tasks, such as creating a question to be tweeted and scheduling times to send out questions to followers, for example.</text:p>
        <text:p text:style-name="P320">To other users<text:s/>of the twbot service, my app will allow them to view statistics gathered including who has the most impressive<text:s/>achievements<text:s/>from their responses, which they can access through the public statistics section of the website.</text:p>
        <text:p text:style-name="P321"/>
        <text:h text:style-name="P322"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323">In the initial setup wizard stage of the website, invalid inputs will be rejected and the user will have to enter values until they are correct. For example:</text:p>
        <text:list text:style-name="LFO3" text:continue-numbering="true">
          <text:list-item>
            <text:p text:style-name="P324">No inputs can be zero characters long</text:p>
          </text:list-item>
          <text:list-item>
            <text:p text:style-name="P325">The administrator password must be at least five characters</text:p>
          </text:list-item>
          <text:list-item>
            <text:p text:style-name="P326">Twitter API key and secret strings will be <text:s/>entered until the application gets a successful response from the Twitter API</text:p>
          </text:list-item>
          <text:list-item>
            <text:p text:style-name="P327">Incorrect login attempts will be rejected by the application at most eight times, at which point<text:s/>logins will be rejected for ten minutes</text:p>
          </text:list-item>
        </text:list>
        <text:p text:style-name="P328"/>
        <text:h text:style-name="P329"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330">My application only uses a single administrator for the main user, so only one account needs to be secured.</text:p>
        <text:p text:style-name="P331"/>
        <text:p text:style-name="P332">First of all,<text:s/>to prevent any unauthorised access to the database, it<text:s/>will be secured with a password to protect against anyone trying to access private information.<text:s/></text:p>
        <text:p text:style-name="P333"/>
        <text:p text:style-name="P334">Within the database, if someone were trying to access the administrator password,<text:s/>the<text:s/>password<text:s/>will<text:s/>be<text:s/>hashed using the bcrypt<text:s/>algorithm. bcrypt is a one-way hash function which, given a second parameter of the ‘salt’, it generates a special value named the ‘hash’, which is not able to be reversed back to the original plaintext password.</text:p>
        <text:p text:style-name="P335">Storing a password hash using bcrypt instead of a plaintext password has a number of benefits:</text:p>
        <text:list text:style-name="LFO4" text:continue-numbering="true">
          <text:list-item>
            <text:p text:style-name="P336">Password is obscured should an attacker gain read access to the database</text:p>
          </text:list-item>
          <text:list-item>
            <text:p text:style-name="P337">Protects from<text:s/>naïve<text:s/>“dictionary attacks” that<text:s/>brute force the password value using a long list of possible words (smart attackers would know extract the salt value from the bcrypt hash, however<text:s/>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338">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text:s/>and<text:s/>a different salt</text:p>
          </text:list-item>
        </text:list>
        <text:p text:style-name="P339"/>
        <text:p text:style-name="P340">The application<text:s/>does not compare the plaintext password to authenticate logons, but instead compares the hash value. This way, even if an attacker gained<text:s/>access to the database, they would be unable to know the actual password used by the administrator (useful if the administrator user uses the same password or same pattern of password across online services)</text:p>
        <text:p text:style-name="P341"/>
        <text:h text:style-name="P342"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343">Your text here</text:p>
        <text:h text:style-name="P344"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345">Your text here</text:p>
        <text:p text:style-name="P346"/>
        <text:p text:style-name="P347"/>
      </text:section>
      <text:section text:name="Sect3" text:style-name="S3">
        <text:h text:style-name="P348" text:outline-level="1"><text:bookmark-start text:name="_Toc431819600"/><text:bookmark-start text:name="__RefHeading___Toc675_1339554533"/><text:bookmark-start text:name="_Toc431455674"/><text:soft-page-break/>Technical solution<text:bookmark-end text:name="_Toc431819600"/><text:bookmark-end text:name="__RefHeading___Toc675_1339554533"/><text:bookmark-end text:name="_Toc431455674"/></text:h>
        <text:p text:style-name="P349">This section should contain the listings<text:s/>of your code, and perhaps sample screenshots of solution in operation.</text:p>
      </text:section>
      <text:h text:style-name="P350" text:outline-level="1"><text:bookmark-start text:name="_Toc431819601"/><text:bookmark-start text:name="__RefHeading___Toc677_1339554533"/><text:bookmark-start text:name="_Toc431455675"/><text:soft-page-break/>System testing<text:bookmark-end text:name="_Toc431819601"/><text:bookmark-end text:name="__RefHeading___Toc677_1339554533"/><text:bookmark-end text:name="_Toc431455675"/></text:h>
      <text:p text:style-name="P352">Include your table from the design section here, and now fill in the final column. Where there is not enough space to show the screenshot, add an extra row below the test and paste it into there.</text:p>
      <text:h text:style-name="P353" text:outline-level="1"><text:bookmark-start text:name="_Toc431819602"/><text:bookmark-start text:name="__RefHeading___Toc679_1339554533"/><text:bookmark-start text:name="_Toc431455676"/><text:soft-page-break/>System maintenance<text:bookmark-end text:name="_Toc431819602"/><text:bookmark-end text:name="__RefHeading___Toc679_1339554533"/><text:bookmark-end text:name="_Toc431455676"/></text:h>
      <text:p text:style-name="P355">Your text here</text:p>
      <text:h text:style-name="P356"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357">Your text here</text:p>
      <text:h text:style-name="P358"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359">Your text here</text:p>
      <text:h text:style-name="P360"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361">Your text here</text:p>
      <text:h text:style-name="P362" text:outline-level="2"><text:bookmark-start text:name="_Toc431819606"/><text:bookmark-start text:name="__RefHeading___Toc687_1339554533"/><text:bookmark-start text:name="_Toc431455680"/>Objects, Methods and<text:s/>Data Structures<text:bookmark-end text:name="_Toc431819606"/><text:bookmark-end text:name="__RefHeading___Toc687_1339554533"/><text:bookmark-end text:name="_Toc431455680"/></text:h>
      <text:p text:style-name="P363">Your text here</text:p>
      <text:h text:style-name="P364" text:outline-level="1"><text:bookmark-start text:name="_Toc431819607"/><text:bookmark-start text:name="__RefHeading___Toc689_1339554533"/><text:bookmark-start text:name="_Toc431455681"/><text:soft-page-break/>Appraisal<text:bookmark-end text:name="_Toc431819607"/><text:bookmark-end text:name="__RefHeading___Toc689_1339554533"/><text:bookmark-end text:name="_Toc431455681"/></text:h>
      <text:h text:style-name="P366"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367">Your text here</text:p>
      <text:h text:style-name="P368"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369">Your text here</text:p>
      <text:h text:style-name="P370"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371">Your text here</text:p>
      <text:h text:style-name="P372"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373">Your text here</text:p>
      <text:section text:name="Sect7" text:style-name="S7">
        <text:soft-page-break/>
        <text:p text:style-name="P374">asdasd</text:p>
      </text:section>
      <text:section text:name="Sect8" text:style-name="S8">
        <text:soft-page-break/>
        <text:p text:style-name="P375">asdf</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351"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54"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65"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9</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351">System Testing<text:tab/><text:tab/><text:tab/><text:tab/><text:tab/><text:tab/><text:tab/><text:tab/><text:tab/><text:tab/>P<text:page-number text:fixed="false">10</text:page-number></text:p>
      </style:footer>
    </style:master-page>
    <style:master-page style:name="MP5" style:page-layout-name="PL5">
      <style:header>
        <text:p text:style-name="Header">David Cameron, Candidate # 123456<text:tab/><text:tab/>Acton High School,<text:s/>Centre 12448</text:p>
      </style:header>
      <style:footer>
        <text:p text:style-name="P354">System maintenance<text:s/><text:tab/><text:tab/>P<text:page-number text:fixed="false">11</text:page-number></text:p>
      </style:footer>
    </style:master-page>
    <style:master-page style:name="MP6" style:page-layout-name="PL6">
      <style:header>
        <text:p text:style-name="Header">David Cameron, Candidate # 123456<text:tab/><text:tab/>Acton High School, Centre 12448</text:p>
      </style:header>
      <style:footer>
        <text:p text:style-name="P365">Appraisal<text:tab/><text:tab/>P<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5-12-17T10:19:00Z</dc:date>
    <meta:print-date>2012-08-03T12:32:00Z</meta:print-date>
    <meta:template xlink:href="Normal" xlink:type="simple"/>
    <meta:editing-cycles>26</meta:editing-cycles>
    <meta:editing-duration>PT23940S</meta:editing-duration>
    <meta:document-statistic meta:page-count="12" meta:paragraph-count="351" meta:word-count="2179" meta:character-count="13357" meta:row-count="549" meta:non-whitespace-character-count="11529"/>
  </office:meta>
</office:document-meta>
</file>